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4.878in" svg:y="7.0378in">
            <draw:object draw:notify-on-update-of-ranges="Sheet1.A2:Sheet1.A5 Sheet1.B2:Sheet1.B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4.8961in" svg:y="3.5106in">
            <draw:object draw:notify-on-update-of-ranges="Sheet1.A2:Sheet1.A5 Sheet1.C2:Sheet1.C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4.8744in" svg:y="0in">
            <draw:object draw:notify-on-update-of-ranges="Sheet1.A2:Sheet1.A5 Sheet1.D2:Sheet1.D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GB+U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float" office:value="2538" calcext:value-type="float">
            <text:p>2538</text:p>
          </table:table-cell>
          <table:table-cell office:value-type="float" office:value="2506" calcext:value-type="float">
            <text:p>25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<text:s/>DAYLIGHT</text:p>
          </table:table-cell>
          <table:table-cell office:value-type="float" office:value="736047" calcext:value-type="float">
            <text:p>736047</text:p>
          </table:table-cell>
          <table:table-cell office:value-type="float" office:value="663360" calcext:value-type="float">
            <text:p>663360</text:p>
          </table:table-cell>
          <table:table-cell office:value-type="float" office:value="72687" calcext:value-type="float">
            <text:p>72687</text:p>
          </table:table-cell>
        </table:table-row>
        <table:table-row table:style-name="ro1">
          <table:table-cell office:value-type="string" calcext:value-type="string">
            <text:p><text:s/>DARK_LIGHTED</text:p>
          </table:table-cell>
          <table:table-cell office:value-type="float" office:value="251852" calcext:value-type="float">
            <text:p>251852</text:p>
          </table:table-cell>
          <table:table-cell office:value-type="float" office:value="413598" calcext:value-type="float">
            <text:p>413598</text:p>
          </table:table-cell>
          <table:table-cell office:value-type="float" office:value="31175" calcext:value-type="float">
            <text:p>31175</text:p>
          </table:table-cell>
        </table:table-row>
        <table:table-row table:style-name="ro1">
          <table:table-cell office:value-type="string" calcext:value-type="string">
            <text:p><text:s/>DARK</text:p>
          </table:table-cell>
          <table:table-cell office:value-type="float" office:value="436949" calcext:value-type="float">
            <text:p>436949</text:p>
          </table:table-cell>
          <table:table-cell office:value-type="float" office:value="220677" calcext:value-type="float">
            <text:p>220677</text:p>
          </table:table-cell>
          <table:table-cell office:value-type="float" office:value="23351" calcext:value-type="float">
            <text:p>233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13:29:05.639943114</meta:creation-date>
    <dc:date>2015-05-31T14:05:12.322352378</dc:date>
    <meta:editing-duration>PT9M35S</meta:editing-duration>
    <meta:editing-cycles>2</meta:editing-cycles>
    <meta:generator>LibreOffice/4.2.8.2$Linux_X86_64 LibreOffice_project/420m0$Build-2</meta:generator>
    <meta:document-statistic meta:table-count="1" meta:cell-count="1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 style:percentage-data-style-name="N10011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circle" chart:style-name="ch1">
        <chart:title svg:x="3.233cm" svg:y="0.316cm" chart:style-name="ch2">
          <text:p>Procent wypadków w zależności od oświetlenia</text:p>
        </chart:title>
        <chart:subtitle svg:x="7.109cm" svg:y="1.301cm" chart:style-name="ch3">
          <text:p>USA+GB</text:p>
        </chart:subtitle>
        <chart:legend chart:legend-position="end" svg:x="12.518cm" svg:y="3.456cm" style:legend-expansion="high" chart:style-name="ch4"/>
        <chart:plot-area chart:style-name="ch5" table:cell-range-address="Sheet1.A2:Sheet1.B5" chart:data-source-has-labels="column" svg:x="0.319cm" svg:y="2.19cm" svg:width="11.88cm" svg:height="6.635cm">
          <chartooo:coordinate-region svg:x="3.524cm" svg:y="2.738cm" svg:width="6.087cm" svg:height="6.087cm"/>
          <chart:axis chart:dimension="x" chart:name="primary-x" chart:style-name="ch6" chartooo:axis-type="auto">
            <chartooo:date-scale/>
            <chart:categories table:cell-range-address="Sheet1.A2:Sheet1.A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2:Sheet1.B5" chart:class="chart:circle"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UNKNOWN</text:p>
                <draw:g>
                  <svg:desc>Sheet1.A2:Sheet1.A5</svg:desc>
                </draw:g>
              </table:table-cell>
              <table:table-cell office:value-type="float" office:value="2538">
                <text:p>2538</text:p>
                <draw:g>
                  <svg:desc>Sheet1.B2:Sheet1.B5</svg:desc>
                </draw:g>
              </table:table-cell>
            </table:table-row>
            <table:table-row>
              <table:table-cell office:value-type="string">
                <text:p> DAYLIGHT</text:p>
              </table:table-cell>
              <table:table-cell office:value-type="float" office:value="736047">
                <text:p>736047</text:p>
              </table:table-cell>
            </table:table-row>
            <table:table-row>
              <table:table-cell office:value-type="string">
                <text:p> DARK_LIGHTED</text:p>
              </table:table-cell>
              <table:table-cell office:value-type="float" office:value="251852">
                <text:p>251852</text:p>
              </table:table-cell>
            </table:table-row>
            <table:table-row>
              <table:table-cell office:value-type="string">
                <text:p> DARK</text:p>
              </table:table-cell>
              <table:table-cell office:value-type="float" office:value="436949">
                <text:p>4369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 style:percentage-data-style-name="N10011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3.234cm" svg:y="0.316cm" chart:style-name="ch2">
          <text:p>Procent wypadków w zależności od oświetlenia</text:p>
        </chart:title>
        <chart:subtitle svg:x="7.52cm" svg:y="1.301cm" chart:style-name="ch3">
          <text:p>USA</text:p>
        </chart:subtitle>
        <chart:legend chart:legend-position="end" svg:x="12.52cm" svg:y="3.454cm" style:legend-expansion="high" chart:style-name="ch4"/>
        <chart:plot-area chart:style-name="ch5" table:cell-range-address="Sheet1.A2:Sheet1.A5 Sheet1.C2:Sheet1.C5" chart:data-source-has-labels="column" svg:x="0.32cm" svg:y="2.19cm" svg:width="11.88cm" svg:height="6.63cm">
          <chartooo:coordinate-region svg:x="3.425cm" svg:y="2.738cm" svg:width="6.082cm" svg:height="6.082cm"/>
          <chart:axis chart:dimension="x" chart:name="primary-x" chart:style-name="ch6" chartooo:axis-type="auto">
            <chartooo:date-scale/>
            <chart:categories table:cell-range-address="Sheet1.A2:Sheet1.A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2:Sheet1.C5" chart:class="chart:circle"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UNKNOWN</text:p>
                <draw:g>
                  <svg:desc>Sheet1.A2:Sheet1.A5</svg:desc>
                </draw:g>
              </table:table-cell>
              <table:table-cell office:value-type="float" office:value="2506">
                <text:p>2506</text:p>
                <draw:g>
                  <svg:desc>Sheet1.C2:Sheet1.C5</svg:desc>
                </draw:g>
              </table:table-cell>
            </table:table-row>
            <table:table-row>
              <table:table-cell office:value-type="string">
                <text:p> DAYLIGHT</text:p>
              </table:table-cell>
              <table:table-cell office:value-type="float" office:value="663360">
                <text:p>663360</text:p>
              </table:table-cell>
            </table:table-row>
            <table:table-row>
              <table:table-cell office:value-type="string">
                <text:p> DARK_LIGHTED</text:p>
              </table:table-cell>
              <table:table-cell office:value-type="float" office:value="413598">
                <text:p>413598</text:p>
              </table:table-cell>
            </table:table-row>
            <table:table-row>
              <table:table-cell office:value-type="string">
                <text:p> DARK</text:p>
              </table:table-cell>
              <table:table-cell office:value-type="float" office:value="220677">
                <text:p>2206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 style:percentage-data-style-name="N10011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3.234cm" svg:y="0.316cm" chart:style-name="ch2">
          <text:p>Procent wypadków w zależności od oświetlenia</text:p>
        </chart:title>
        <chart:subtitle svg:x="7.639cm" svg:y="1.301cm" chart:style-name="ch3">
          <text:p>GB</text:p>
        </chart:subtitle>
        <chart:legend chart:legend-position="end" svg:x="12.52cm" svg:y="3.454cm" style:legend-expansion="high" chart:style-name="ch4"/>
        <chart:plot-area chart:style-name="ch5" table:cell-range-address="Sheet1.A2:Sheet1.A5 Sheet1.D2:Sheet1.D5" chart:data-source-has-labels="column" svg:x="0.32cm" svg:y="2.19cm" svg:width="11.88cm" svg:height="6.63cm">
          <chartooo:coordinate-region svg:x="3.281cm" svg:y="2.738cm" svg:width="6.082cm" svg:height="6.082cm"/>
          <chart:axis chart:dimension="x" chart:name="primary-x" chart:style-name="ch6" chartooo:axis-type="auto">
            <chartooo:date-scale/>
            <chart:categories table:cell-range-address="Sheet1.A2:Sheet1.A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D2:Sheet1.D5" chart:class="chart:circle"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UNKNOWN</text:p>
                <draw:g>
                  <svg:desc>Sheet1.A2:Sheet1.A5</svg:desc>
                </draw:g>
              </table:table-cell>
              <table:table-cell office:value-type="float" office:value="32">
                <text:p>32</text:p>
                <draw:g>
                  <svg:desc>Sheet1.D2:Sheet1.D5</svg:desc>
                </draw:g>
              </table:table-cell>
            </table:table-row>
            <table:table-row>
              <table:table-cell office:value-type="string">
                <text:p> DAYLIGHT</text:p>
              </table:table-cell>
              <table:table-cell office:value-type="float" office:value="72687">
                <text:p>72687</text:p>
              </table:table-cell>
            </table:table-row>
            <table:table-row>
              <table:table-cell office:value-type="string">
                <text:p> DARK_LIGHTED</text:p>
              </table:table-cell>
              <table:table-cell office:value-type="float" office:value="31175">
                <text:p>31175</text:p>
              </table:table-cell>
            </table:table-row>
            <table:table-row>
              <table:table-cell office:value-type="string">
                <text:p> DARK</text:p>
              </table:table-cell>
              <table:table-cell office:value-type="float" office:value="23351">
                <text:p>233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